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fo:font-weight="bold" style:font-weight-asian="bold"/>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officeooo:rsid="001cebe8"/>
    </style:style>
    <style:style style:name="T2" style:family="text">
      <style:text-properties fo:font-weight="bold" style:font-weight-asian="bold"/>
    </style:style>
    <style:style style:name="T3" style:family="text">
      <style:text-properties officeooo:rsid="001e7565"/>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1cebe8"/>
    </style:style>
    <style:style style:name="T8" style:family="text">
      <style:text-properties fo:font-weight="bold" style:font-weight-asian="bold"/>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fo:language="none" fo:country="none" style:font-name-complex="Times" text:display="true"/>
    </style:style>
    <style:style style:name="T12" style:family="text">
      <style:text-properties style:font-name="Times" fo:font-style="italic" style:language-asian="en" style:country-asian="US" style:font-style-asian="italic"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fo:font-style="normal" fo:font-weight="bold" style:font-style-asian="normal" style:font-weight-asian="bold"/>
    </style:style>
    <style:style style:name="T15" style:family="text">
      <style:text-properties fo:font-style="italic" style:font-style-asian="italic"/>
    </style:style>
    <style:style style:name="T16" style:family="text">
      <style:text-properties style:font-name-asian="TheSansMonoConNormal"/>
    </style:style>
    <style:style style:name="T17" style:family="text">
      <style:text-properties style:font-name="Utopia-Italic" style:font-name-complex="Utopia-Italic"/>
    </style:style>
    <style:style style:name="T18" style:family="text">
      <style:text-properties style:font-name="Utopia-Italic" fo:font-style="italic" style:font-style-asian="italic" style:font-name-complex="Utopia-Italic" style:font-style-complex="italic"/>
    </style:style>
    <style:style style:name="T19" style:family="text">
      <style:text-properties style:font-name="Utopia-Bold" style:font-name-complex="Utopia-Bold"/>
    </style:style>
    <style:style style:name="T20" style:family="text">
      <style:text-properties style:font-name-complex="Utopia-Bold"/>
    </style:style>
    <style:style style:name="T21" style:family="text">
      <style:text-properties style:font-name="TheSansMonoCondensed-Bold" style:font-name-complex="TheSansMonoCondensed-Bold"/>
    </style:style>
    <style:style style:name="T22" style:family="text">
      <style:text-properties officeooo:rsid="001e7565"/>
    </style:style>
    <style:style style:name="T23" style:family="text">
      <style:text-properties officeooo:rsid="001ff03c"/>
    </style:style>
    <style:style style:name="T24"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9785120" text:id="ct59785120">
          <text:insertion>
            <office:change-info>
              <dc:creator>Ray Lischner</dc:creator>
              <dc:date>2013-10-05T16:09:00</dc:date>
            </office:change-info>
          </text:insertion>
        </text:changed-region>
        <text:changed-region xml:id="ct60065376" text:id="ct60065376">
          <text:deletion>
            <office:change-info>
              <dc:creator>Ray Lischner</dc:creator>
              <dc:date>2013-10-05T16:07:00</dc:date>
            </office:change-info>
            <text:p text:style-name="Code_20_Caption">
<text:span text:style-name="T1">Class</text:span>
</text:p>
          </text:deletion>
        </text:changed-region>
        <text:changed-region xml:id="ct62701520" text:id="ct62701520">
          <text:deletion>
            <office:change-info>
              <dc:creator>Ray Lischner</dc:creator>
              <dc:date>2013-10-20T12:18:00</dc:date>
            </office:change-info>
            <text:p text:style-name="Text_20_body">also made</text:p>
          </text:deletion>
        </text:changed-region>
        <text:changed-region xml:id="ct67092448" text:id="ct67092448">
          <text:insertion>
            <office:change-info>
              <dc:creator>Ray Lischner</dc:creator>
              <dc:date>2013-10-20T12:18:00</dc:date>
            </office:change-info>
          </text:insertion>
        </text:changed-region>
        <text:changed-region xml:id="ct67106816" text:id="ct67106816">
          <text:deletion>
            <office:change-info>
              <dc:creator>Ray Lischner</dc:creator>
              <dc:date>2013-10-20T12:18:00</dc:date>
            </office:change-info>
            <text:p text:style-name="Text_20_body">be</text:p>
          </text:deletion>
        </text:changed-region>
        <text:changed-region xml:id="ct67079280" text:id="ct67079280">
          <text:insertion>
            <office:change-info>
              <dc:creator>Ray Lischner</dc:creator>
              <dc:date>2013-10-20T12:18:00</dc:date>
            </office:change-info>
          </text:insertion>
        </text:changed-region>
        <text:changed-region xml:id="ct59971440" text:id="ct59971440">
          <text:insertion>
            <office:change-info>
              <dc:creator>Ray Lischner</dc:creator>
              <dc:date>2013-10-05T16:10:00</dc:date>
            </office:change-info>
          </text:insertion>
        </text:changed-region>
        <text:changed-region xml:id="ct59971632" text:id="ct59971632">
          <text:deletion>
            <office:change-info>
              <dc:creator>Ray Lischner</dc:creator>
              <dc:date>2013-10-05T16:10:00</dc:date>
            </office:change-info>
            <text:p text:style-name="Code">
<text:span text:style-name="Code_20_Bold">
<text:span text:style-name="T2"> </text:span>
</text:span>
</text:p>
          </text:deletion>
        </text:changed-region>
        <text:changed-region xml:id="ct59426912" text:id="ct59426912">
          <text:deletion>
            <office:change-info>
              <dc:creator>Ray Lischner</dc:creator>
              <dc:date>2013-10-05T16:10:00</dc:date>
            </office:change-info>
            <text:p text:style-name="Code">
<text:span text:style-name="Code_20_Bold">
<text:span text:style-name="T2"> </text:span>
</text:span>
</text:p>
          </text:deletion>
        </text:changed-region>
        <text:changed-region xml:id="ct60777840" text:id="ct60777840">
          <text:insertion>
            <office:change-info>
              <dc:creator>Ray Lischner</dc:creator>
              <dc:date>2013-10-05T16:10:00</dc:date>
            </office:change-info>
          </text:insertion>
        </text:changed-region>
        <text:changed-region xml:id="ct60864032" text:id="ct60864032">
          <text:insertion>
            <office:change-info>
              <dc:creator>Ray Lischner</dc:creator>
              <dc:date>2013-10-05T16:13:00</dc:date>
            </office:change-info>
          </text:insertion>
        </text:changed-region>
        <text:changed-region xml:id="ct60864576" text:id="ct60864576">
          <text:deletion>
            <office:change-info>
              <dc:creator>Ray Lischner</dc:creator>
              <dc:date>2013-10-05T16:13:00</dc:date>
            </office:change-info>
            <text:p text:style-name="Text_20_body">
<text:span text:style-name="T3">shment</text:span>
</text:p>
          </text:deletion>
        </text:changed-region>
        <text:changed-region xml:id="ct60763936" text:id="ct60763936">
          <text:format-change>
            <office:change-info>
              <dc:creator>Ray Lischner</dc:creator>
              <dc:date>2013-10-05T16:15:00</dc:date>
            </office:change-info>
          </text:format-change>
        </text:changed-region>
        <text:changed-region xml:id="ct60763632" text:id="ct60763632">
          <text:format-change>
            <office:change-info>
              <dc:creator>Ray Lischner</dc:creator>
              <dc:date>2013-10-05T16:16:00</dc:date>
            </office:change-info>
          </text:format-change>
        </text:changed-region>
        <text:changed-region xml:id="ct60995616" text:id="ct60995616">
          <text:insertion>
            <office:change-info>
              <dc:creator>Ray Lischner</dc:creator>
              <dc:date>2013-10-05T16:16:00</dc:date>
            </office:change-info>
          </text:insertion>
        </text:changed-region>
        <text:changed-region xml:id="ct60995808" text:id="ct60995808">
          <text:deletion>
            <office:change-info>
              <dc:creator>Ray Lischner</dc:creator>
              <dc:date>2013-10-05T16:16:00</dc:date>
            </office:change-info>
            <text:p text:style-name="Text_20_body">
<text:span text:style-name="Code_20_Inline">
<text:span text:style-name="T3">6</text:span>
</text:span>
</text:p>
          </text:deletion>
        </text:changed-region>
        <text:changed-region xml:id="ct60883856" text:id="ct60883856">
          <text:insertion>
            <office:change-info>
              <dc:creator>Ray Lischner</dc:creator>
              <dc:date>2013-10-05T16:16:00</dc:date>
            </office:change-info>
          </text:insertion>
        </text:changed-region>
        <text:changed-region xml:id="ct60993712" text:id="ct60993712">
          <text:deletion>
            <office:change-info>
              <dc:creator>Ray Lischner</dc:creator>
              <dc:date>2013-10-05T16:16:00</dc:date>
            </office:change-info>
            <text:p text:style-name="Text_20_body">
<text:span text:style-name="Code_20_Inline">
<text:span text:style-name="T3">6</text:span>
</text:span>
</text:p>
          </text:deletion>
        </text:changed-region>
        <text:changed-region xml:id="ct59810416" text:id="ct59810416">
          <text:deletion>
            <office:change-info>
              <dc:creator>Ray Lischner</dc:creator>
              <dc:date>2013-10-05T16:18:00</dc:date>
            </office:change-info>
            <text:p text:style-name="Text_20_body">
<text:s/>
</text:p>
          </text:deletion>
        </text:changed-region>
        <text:changed-region xml:id="ct60868768" text:id="ct60868768">
          <text:insertion>
            <office:change-info>
              <dc:creator>Ray Lischner</dc:creator>
              <dc:date>2013-10-05T16:18:00</dc:date>
            </office:change-info>
          </text:insertion>
        </text:changed-region>
        <text:changed-region xml:id="ct61043632" text:id="ct61043632">
          <text:insertion>
            <office:change-info>
              <dc:creator>Ray Lischner</dc:creator>
              <dc:date>2013-10-05T16:19:00</dc:date>
            </office:change-info>
          </text:insertion>
        </text:changed-region>
        <text:changed-region xml:id="ct60844624" text:id="ct60844624">
          <text:deletion>
            <office:change-info>
              <dc:creator>Ray Lischner</dc:creator>
              <dc:date>2013-10-05T16:19:00</dc:date>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ustom Types<text:span text:style-name="Comment_20_Reference"><text:span text:style-name="T10"><office:annotation><dc:creator>Stefan Turalski</dc:creator><dc:date>2013-09-22T22:09:00</dc:date><text:p text:style-name="P7"><text:span text:style-name="T24">A gentle introduction to more advanced concepts I see. </text:span></text:p><text:p text:style-name="P7"><text:span text:style-name="T24"/></text:p><text:p text:style-name="P7"><text:span text:style-name="T24">I guess there is one place where ‘class’ is used whilst refering to struct and a minor suggestion elsewhere.</text:span></text:p><text:p text:style-name="P7"><text:span text:style-name="T24"/></text:p></office:annotation></text:span></text:span></text:p>
      <text:p text:style-name="Body_20_Text_20_First">One of the key design goals for C++ was that you should be able to define brand new types that look and act similar to the built-in types. Do you need tri-state logic? Write your own <text:span text:style-name="Code_20_Inline">tribool</text:span> type. Need arbitrary-precision arithmetic? Write your own <text:span text:style-name="Code_20_Inline">bigint</text:span> type. This exploration introduces some of the language features that let you define custom types. Subsequent explorations delve deeper into these topics.</text:p>
      <text:h text:style-name="Heading_20_1" text:outline-level="1">Defining a New Type</text:h>
      <text:p text:style-name="Body_20_Text_20_First">Let’s consider a scenario in which you want to define a type, <text:span text:style-name="Code_20_Inline">rational</text:span>, to represent rational numbers (fractions). A rational number has a numerator and a denominator, both integers. Ideally, you would be able to add, subtract, multiply, and divide rational numbers in the same fashion you can with the built-in numeric types. You should also be able to mix rational numbers and other numeric types in the same expression. (Our <text:span text:style-name="Code_20_Inline">rational</text:span> type is different from the <text:span text:style-name="Code_20_Inline">std::ratio</text:span> type, which represents a compile-time constant; our <text:span text:style-name="Code_20_Inline">rational</text:span> type can change value at runtime.)</text:p>
      <text:p text:style-name="Text_20_body">The I/O streams should be able to read and write rational numbers in some reasonable manner. The input operator should accept as valid input anything the output operator produces. The I/O operators should heed the stream’s flags and related settings, such as field width and fill character, so you can format neatly aligned columns of rational numbers the same way you did for integers in Exploration 8.</text:p>
      <text:p text:style-name="Text_20_body">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can argue that conversion should be automatic, similar to conversion from floating-point to integer. A counter argument is that automatic conversions that discard information were a mistake in the original C language design, and one not to be duplicated. Instead, conversions that discard information should be made explicit and clear. I prefer the latter approach.</text:p>
      <text:p text:style-name="Text_20_body">This is a lot to tackle at once, so let’s begin slowly.</text:p>
      <text:p text:style-name="Text_20_body">The first step is to decide how to store a rational number. You need to store a numerator and a denominator, both as integers. What about negative numbers? Choose a convention, such as the numerator gets the sign of the entire value, and the denominator is always positive. Listing 29-1 shows a basic <text:span text:style-name="Code_20_Inline">rational</text:span> type definition.</text:p>
      <text:p text:style-name="Code_20_Caption"><text:soft-page-break/><text:span text:style-name="T14">Listing 29-1.</text:span> Defining a Custom <text:span text:style-name="Code_20_Inline"><text:span text:style-name="T15">rational</text:span></text:span> Type</text:p>
      <text:p text:style-name="Code">/// Represent a rational number.</text:p>
      <text:p text:style-name="Code">struct rational</text:p>
      <text:p text:style-name="Code">{</text:p>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Text_20_body">The definition starts with the <text:span text:style-name="Code_20_Inline">struct</text:span> keyword. C programmers recognize this as a structure definition—but hang on, there’s much more to follow.</text:p>
      <text:p text:style-name="Text_20_body">The contents of the <text:span text:style-name="Code_20_Inline">rational</text:span> type look like definitions for variables named <text:span text:style-name="Code_20_Inline">numerator</text:span> and <text:span text:style-name="Code_20_Inline">denominator</text:span>, but they work a little differently. Remember that Listing 29-1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Emphasis"><text:span text:style-name="T17">data</text:span></text:span><text:span text:style-name="T18"> </text:span><text:span text:style-name="Emphasis"><text:span text:style-name="T17">members</text:span></text:span>; some other languages call them instance variables or fields.</text:p>
      <text:p text:style-name="Text_20_body">Notice the semicolon that follows the closing curly brace. Type definitions are different from compound statements. If you forget the semicolon, the compiler will remind you, sometimes quite rudely, while referring to a line number several lines after the one where the semicolon belongs.</text:p>
      <text:p text:style-name="Text_20_body">When you defin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which you have been doing throughout this book) as shown in Listing 29-2.</text:p>
      <text:p text:style-name="Code_20_Caption"><text:span text:style-name="T14">Listing 29-2.</text:span> Using a <text:change-start text:change-id="ct59785120"/><text:span text:style-name="T1">Custom Type</text:span><text:change-end text:change-id="ct59785120"/><text:change text:change-id="ct60065376"/> <text:span text:style-name="Comment_20_Reference"><text:span text:style-name="T12"><office:annotation><dc:creator>Stefan Turalski</dc:creator><dc:date>2013-09-22T21:53:00</dc:date><text:p text:style-name="P7"><text:span text:style-name="T24">Struct?</text:span></text:p></office:annotation></text:span></text:span>and Its Members</text:p>
      <text:p text:style-name="Code">#include &lt;iostream&gt;</text:p>
      <text:p text:style-name="Code"/>
      <text:p text:style-name="Code">/// Represent a rational number.</text:p>
      <text:p text:style-name="Code">struct rational</text:p>
      <text:p text:style-name="Code">{</text:p>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T16"><text:s text:c="2"/></text:span>pi.numerator = 355;</text:p>
      <text:p text:style-name="Code"><text:span text:style-name="T16"><text:s text:c="2"/></text:span>pi.denominator = 113;</text:p>
      <text:p text:style-name="Code"><text:span text:style-name="T16"><text:s text:c="2"/></text:span>std::cout &lt;&lt; "pi is approximately " &lt;&lt; pi.numerator &lt;&lt; "/" &lt;&lt; pi.denominator &lt;&lt; '\n';</text:p>
      <text:p text:style-name="Code">}</text:p>
      <text:p text:style-name="Text_20_body">That’s not terribly exciting, is it? The <text:span text:style-name="Code_20_Inline">rational</text:span> type just sits there, lifeless. You know that many types in the standard library have member functions, such as <text:span text:style-name="Code_20_Inline">std::ostream</text:span>’s <text:span text:style-name="Code_20_Inline">width</text:span> member function, which allows you to write <text:span text:style-name="Code_20_Inline">std::cout.width(4)</text:span>. The next section shows how to write your own member functions.</text:p>
      <text:h text:style-name="Heading_20_1" text:outline-level="1"><text:soft-page-break/>Member Functions</text:h>
      <text:p text:style-name="Body_20_Text_20_First">Let’s add a member function to <text:span text:style-name="Code_20_Inline">rational</text:span> that reduces the numerator and denominator by their greatest common divisor. Listing 29-3 shows the sample program, with the <text:span text:style-name="Code_20_Inline">reduce()</text:span> member function.</text:p>
      <text:p text:style-name="Code_20_Caption"><text:span text:style-name="T14">Listing 29-3.</text:span> Adding the <text:span text:style-name="Code_20_Inline"><text:span text:style-name="T15">reduce</text:span></text:span> Member Function</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struct rational</text:p>
      <text:p text:style-name="Code">{</text:p>
      <text:p text:style-name="Code">
<text:span text:style-name="Code_20_Bold">
<text:span text:style-name="T9">
<text:s text:c="2"/>
</text:span>
</text:span>
<text:span text:style-name="Code_20_Bold">
<text:span text:style-name="T2">/// Reduce the numerator and denominator by their GCD.</text:span>
</text:span>
</text:p>
      <text:p text:style-name="Code">
<text:span text:style-name="Code_20_Bold">
<text:span text:style-name="T9">
<text:s text:c="2"/>
</text:span>
</text:span>
<text:span text:style-name="Code_20_Bold">
<text:span text:style-name="T2">void reduce()</text:span>
</text:span>
</text:p>
      <text:p text:style-name="Code">
<text:span text:style-name="Code_20_Bold">
<text:span text:style-name="T9">
<text:s text:c="2"/>
</text:span>
</text:span>
<text:span text:style-name="Code_20_Bold">
<text:span text:style-name="T2">{</text:span>
</text:span>
</text:p>
      <text:p text:style-name="Code">
<text:span text:style-name="Code_20_Bold">
<text:span text:style-name="T9">
<text:s text:c="4"/>
</text:span>
</text:span>
<text:span text:style-name="Code_20_Bold">
<text:span text:style-name="T2">assert(denominator != 0);</text:span>
</text:span>
</text:p>
      <text:p text:style-name="Code">
<text:span text:style-name="Code_20_Bold">
<text:span text:style-name="T9">
<text:s text:c="4"/>
</text:span>
</text:span>
<text:span text:style-name="Code_20_Bold">
<text:span text:style-name="T2">int div{gcd(numerator, denominator)};</text:span>
</text:span>
</text:p>
      <text:p text:style-name="Code">
<text:span text:style-name="Code_20_Bold">
<text:span text:style-name="T9">
<text:s text:c="4"/>
</text:span>
</text:span>
<text:span text:style-name="Code_20_Bold">
<text:span text:style-name="T2">numerator = numerator / div;</text:span>
</text:span>
</text:p>
      <text:p text:style-name="Code">
<text:span text:style-name="Code_20_Bold">
<text:span text:style-name="T9">
<text:s text:c="4"/>
</text:span>
</text:span>
<text:span text:style-name="Code_20_Bold">
<text:span text:style-name="T2">denominator = denominator / div;</text:span>
</text:span>
</text:p>
      <text:p text:style-name="Code">
<text:span text:style-name="Code_20_Bold">
<text:span text:style-name="T9">
<text:s text:c="2"/>
</text:span>
</text:span>
<text:span text:style-name="Code_20_Bold">
<text:span text:style-name="T2">}</text:span>
</text:span>
</text:p>
      <text:p text:style-name="P5"/>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T16"><text:s text:c="2"/></text:span>pi.numerator = 1420;</text:p>
      <text:p text:style-name="Code"><text:span text:style-name="T16"><text:s text:c="2"/></text:span>pi.denominator = 452;</text:p>
      <text:p text:style-name="Code">
<text:span text:style-name="Comment_20_Reference">
<text:span text:style-name="T13">
<office:annotation>
<dc:creator>Stefan Turalski</dc:creator>
<dc:date>2013-09-22T22:17:00</dc:date>
<text:p text:style-name="P7">
<text:span text:style-name="T24">Might be worth to show how initalisation behaves even before constructor is defined so pi {111,222} or even the ugly pi {.numerator=111, .denominator=222}</text:span>
</text:p>
</office:annotation>
</text:span>
</text:span>
<text:span text:style-name="Code_20_Bold">
<text:span text:style-name="T9">
<text:s/>
</text:span>
</text:span>
<text:span text:style-name="Code_20_Bold">
<text:span text:style-name="T2">pi.reduce();</text:span>
</text:span>
</text:p>
      <text:p text:style-name="Code"><text:span text:style-name="T16"><text:s text:c="2"/></text:span>std::cout &lt;&lt; "pi is approximately " &lt;&lt; pi.numerator &lt;&lt; "/" &lt;&lt; pi.denominator &lt;&lt; '\n';</text:p>
      <text:p text:style-name="Code">}</text:p>
      <text:p text:style-name="Text_20_body">Notice how the <text:span text:style-name="Code_20_Inline">reduce()</text:span> member function looks just like an ordinary function, except its definition appears within the <text:span text:style-name="Code_20_Inline">rational</text:span> type definition. 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29-3). When the <text:span text:style-name="Code_20_Inline">reduce()</text:span> function refers to a data member, the <text:soft-page-break/>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Text_20_body">The <text:span text:style-name="Code_20_Inline">gcd</text:span> function is a free function. You can call it with any two integers, unrelated to <text:span text:style-name="Code_20_Inline">rational</text:span> numbers. I could have <text:change text:change-id="ct62701520"/><text:change-start text:change-id="ct67092448"/><text:span text:style-name="T23">defined</text:span><text:change-end text:change-id="ct67092448"/> <text:span text:style-name="Code_20_Inline">gcd</text:span> <text:change text:change-id="ct67106816"/><text:change-start text:change-id="ct67079280"/><text:span text:style-name="T23">as</text:span><text:change-end text:change-id="ct67079280"/> a member function, but nothing about the function ties it to rational numbers. It does not access any members of <text:span text:style-name="Code_20_Inline">rational</text:span>. By making it a free function, you can reuse it throughout your program, anywhere you need to compute the greatest common divisor of two integers. If you aren’t sure whether a function should be free or a member, err on the side of making it free.</text:p>
      <text:p text:style-name="Text_20_body">A member function can also call other member functions that are defined in the same type. Try it yourself: <text:span text:style-name="Strong_20_Emphasis"><text:span text:style-name="T19">add the </text:span></text:span><text:span text:style-name="Strong_20_Emphasis"><text:span text:style-name="T21">assign()</text:span></text:span><text:span text:style-name="Strong_20_Emphasis"><text:span text:style-name="T19"> member function</text:span></text:span>, which takes a <text:span text:style-name="Code_20_Inline">numerator</text:span> and <text:span text:style-name="Code_20_Inline">denominator</text:span> as two parameters, and assigns them to their respective data members and calls <text:span text:style-name="Code_20_Inline">reduce()</text:span>. This spares the user of <text:span text:style-name="Code_20_Inline">rational</text:span> the additional step (and possible error of neglecting the call to <text:span text:style-name="Code_20_Inline">reduce()</text:span>). Let the return type be <text:span text:style-name="Code_20_Inline">void</text:span>. <text:span text:style-name="Strong_20_Emphasis"><text:span text:style-name="T19">Write your member function below:</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Listing 29-4 presents the entire program, with my <text:span text:style-name="Code_20_Inline">assign</text:span> member function in boldface.</text:p>
      <text:p text:style-name="Code_20_Caption"><text:span text:style-name="T14">Listing 29-4.</text:span> Adding the <text:span text:style-name="Code_20_Inline"><text:span text:style-name="T15">assign</text:span></text:span> Member Function</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text:soft-page-break/>struct rational</text:p>
      <text:p text:style-name="Code">{</text:p>
      <text:p text:style-name="Code">
<text:span text:style-name="Code_20_Bold">
<text:span text:style-name="T9">
<text:s text:c="2"/>
</text:span>
</text:span>
<text:span text:style-name="Code_20_Bold">
<text:span text:style-name="T2">/// Assign a</text:span>
</text:span>
<text:change-start text:change-id="ct59971440"/>
<text:span text:style-name="Code_20_Bold">
<text:span text:style-name="T2"> </text:span>
</text:span>
<text:change-end text:change-id="ct59971440"/>
<text:change text:change-id="ct59971632"/>
<text:span text:style-name="Code_20_Bold">
<text:span text:style-name="T2">numerator and a</text:span>
</text:span>
<text:change text:change-id="ct59426912"/>
<text:change-start text:change-id="ct60777840"/>
<text:span text:style-name="Code_20_Bold">
<text:span text:style-name="T2"> </text:span>
</text:span>
<text:change-end text:change-id="ct60777840"/>
<text:span text:style-name="Code_20_Bold">
<text:span text:style-name="T2">denominator, then reduce to normal form.</text:span>
</text:span>
</text:p>
      <text:p text:style-name="Code">
<text:span text:style-name="Code_20_Bold">
<text:span text:style-name="T9">
<text:s text:c="2"/>
</text:span>
</text:span>
<text:span text:style-name="Code_20_Bold">
<text:span text:style-name="T2">/// @param num numerator</text:span>
</text:span>
</text:p>
      <text:p text:style-name="Code">
<text:span text:style-name="Code_20_Bold">
<text:span text:style-name="T9">
<text:s text:c="2"/>
</text:span>
</text:span>
<text:span text:style-name="Code_20_Bold">
<text:span text:style-name="T2">/// @param den denominator</text:span>
</text:span>
</text:p>
      <text:p text:style-name="Code">
<text:span text:style-name="Code_20_Bold">
<text:span text:style-name="T9">
<text:s text:c="2"/>
</text:span>
</text:span>
<text:span text:style-name="Code_20_Bold">
<text:span text:style-name="T2">/// @pre denominator &gt; 0</text:span>
</text:span>
</text:p>
      <text:p text:style-name="Code">
<text:span text:style-name="Code_20_Bold">
<text:span text:style-name="T9">
<text:s text:c="2"/>
</text:span>
</text:span>
<text:span text:style-name="Code_20_Bold">
<text:span text:style-name="T2">void assign(int num, int den)</text:span>
</text:span>
</text:p>
      <text:p text:style-name="Code">
<text:span text:style-name="Code_20_Bold">
<text:span text:style-name="T9">
<text:s text:c="2"/>
</text:span>
</text:span>
<text:span text:style-name="Code_20_Bold">
<text:span text:style-name="T2">{</text:span>
</text:span>
</text:p>
      <text:p text:style-name="Code">
<text:span text:style-name="Code_20_Bold">
<text:span text:style-name="T9">
<text:s text:c="4"/>
</text:span>
</text:span>
<text:span text:style-name="Code_20_Bold">
<text:span text:style-name="T2">numerator = num;</text:span>
</text:span>
</text:p>
      <text:p text:style-name="Code">
<text:span text:style-name="Code_20_Bold">
<text:span text:style-name="T9">
<text:s text:c="4"/>
</text:span>
</text:span>
<text:span text:style-name="Code_20_Bold">
<text:span text:style-name="T2">denominator = den;</text:span>
</text:span>
</text:p>
      <text:p text:style-name="Code">
<text:span text:style-name="Code_20_Bold">
<text:span text:style-name="T9">
<text:s text:c="4"/>
</text:span>
</text:span>
<text:span text:style-name="Code_20_Bold">
<text:span text:style-name="T2">reduce();</text:span>
</text:span>
</text:p>
      <text:p text:style-name="Code">
<text:span text:style-name="Code_20_Bold">
<text:span text:style-name="T9">
<text:s text:c="2"/>
</text:span>
</text:span>
<text:span text:style-name="Code_20_Bold">
<text:span text:style-name="T2">}</text:span>
</text:span>
</text:p>
      <text:p text:style-name="P5"/>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p text:style-name="Code"/>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
<text:span text:style-name="Code_20_Bold">
<text:span text:style-name="T9">
<text:s text:c="2"/>
</text:span>
</text:span>
<text:span text:style-name="Code_20_Bold">
<text:span text:style-name="T2">pi.assign(1420, 452);</text:span>
</text:span>
</text:p>
      <text:p text:style-name="Code"><text:span text:style-name="T16"><text:s text:c="2"/></text:span>std::cout &lt;&lt; "pi is approximately " &lt;&lt; pi.numerator &lt;&lt; "/" &lt;&lt; pi.denominator &lt;&lt; '\n';</text:p>
      <text:p text:style-name="Code">}</text:p>
      <text:p text:style-name="Text_20_body">Notice how simple the <text:span text:style-name="Code_20_Inline">main</text:span> program is now. Hiding details, such as <text:span text:style-name="Code_20_Inline">reduce()</text:span>, helps keep the code clean, readable, and maintainable.</text:p>
      <text:p text:style-name="Text_20_body">Notice one other subtle detail: the definition of <text:span text:style-name="Code_20_Inline">assign()</text:span> precedes <text:span text:style-name="Code_20_Inline">reduce()</text:span>, even though it calls <text:span text:style-name="Code_20_Inline">reduce()</text:span>. We need one minor adjustment to the rule that the compiler must see at least a declaration of a name before you can use that name; members of a new type can refer to other members, regardless of the order of declaration within the type. In all other situations, you must supply a declaration prior to use.</text:p>
      <text:p text:style-name="Text_20_body">Being able to assign a numerator and denominator in one step is a fine addition to the <text:span text:style-name="Code_20_Inline">rational</text:span> type, but even more important is being able to initialize a <text:span text:style-name="Code_20_Inline">rational</text:span> object. Recall from Exploration 5 my admoni<text:change-start text:change-id="ct60864032"/><text:span text:style-name="T3">tion</text:span><text:change-end text:change-id="ct60864032"/><text:change text:change-id="ct60864576"/> to ensure that all objects are properly initialized. The next section demonstrates how to add support for initializers to <text:span text:style-name="Code_20_Inline">rational</text:span>.</text:p>
      <text:h text:style-name="Heading_20_1" text:outline-level="1">Constructors</text:h>
      <text:p text:style-name="Body_20_Text_20_First">Wouldn’t it be nice to be able to initialize a <text:span text:style-name="Code_20_Inline">rational</text:span> object with a numerator and denominator, and have them properly reduced automatically? You can do that by writing a special member function that looks and acts a little like <text:span text:style-name="Code_20_Inline">assign</text:span>, except the name is the same as the name of the type (<text:span text:style-name="Code_20_Inline">rational</text:span>), and the function has no return type or return value. Listing 29-5 shows how to write this special member function.</text:p>
      <text:p text:style-name="Code_20_Caption"><text:soft-page-break/><text:span text:style-name="T14">Listing 29-5.</text:span> Adding the Ability to Initialize a <text:span text:style-name="Code_20_Inline"><text:span text:style-name="T15">rational</text:span></text:span> Object</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struct rational</text:p>
      <text:p text:style-name="Code">{</text:p>
      <text:p text:style-name="Code">
<text:span text:style-name="Code_20_Bold">
<text:span text:style-name="T9">
<text:s text:c="2"/>
</text:span>
</text:span>
<text:span text:style-name="Code_20_Bold">
<text:span text:style-name="T2">/// Construct a rational object, given a numerator and a denominator.</text:span>
</text:span>
</text:p>
      <text:p text:style-name="Code">
<text:span text:style-name="Code_20_Bold">
<text:span text:style-name="T9">
<text:s text:c="2"/>
</text:span>
</text:span>
<text:span text:style-name="Code_20_Bold">
<text:span text:style-name="T2">/// Always reduce to normal form.</text:span>
</text:span>
</text:p>
      <text:p text:style-name="Code">
<text:span text:style-name="Code_20_Bold">
<text:span text:style-name="T9">
<text:s text:c="2"/>
</text:span>
</text:span>
<text:span text:style-name="Code_20_Bold">
<text:span text:style-name="T2">/// @param num numerator</text:span>
</text:span>
</text:p>
      <text:p text:style-name="Code">
<text:span text:style-name="Code_20_Bold">
<text:span text:style-name="T9">
<text:s text:c="2"/>
</text:span>
</text:span>
<text:span text:style-name="Code_20_Bold">
<text:span text:style-name="T2">/// @param den denominator</text:span>
</text:span>
</text:p>
      <text:p text:style-name="Code">
<text:span text:style-name="Code_20_Bold">
<text:span text:style-name="T9">
<text:s text:c="2"/>
</text:span>
</text:span>
<text:span text:style-name="Code_20_Bold">
<text:span text:style-name="T2">/// @pre denominator &gt; 0</text:span>
</text:span>
</text:p>
      <text:p text:style-name="Code">
<text:span text:style-name="Code_20_Bold">
<text:span text:style-name="T9">
<text:s text:c="2"/>
</text:span>
</text:span>
<text:span text:style-name="Code_20_Bold">
<text:span text:style-name="T2">rational(int num, int den)</text:span>
</text:span>
</text:p>
      <text:p text:style-name="Code">
<text:span text:style-name="Code_20_Bold">
<text:span text:style-name="T9">
<text:s text:c="2"/>
</text:span>
</text:span>
<text:span text:style-name="Code_20_Bold">
<text:span text:style-name="T2">: numerator{num}, denominator{den}</text:span>
</text:span>
</text:p>
      <text:p text:style-name="Code">
<text:span text:style-name="Code_20_Bold">
<text:span text:style-name="T9">
<text:s text:c="2"/>
</text:span>
</text:span>
<text:span text:style-name="Code_20_Bold">
<text:span text:style-name="T2">{</text:span>
</text:span>
</text:p>
      <text:p text:style-name="Code">
<text:span text:style-name="Code_20_Bold">
<text:span text:style-name="T9">
<text:s text:c="4"/>
</text:span>
</text:span>
<text:span text:style-name="Code_20_Bold">
<text:span text:style-name="T2">reduce();</text:span>
</text:span>
</text:p>
      <text:p text:style-name="Code">
<text:span text:style-name="Code_20_Bold">
<text:span text:style-name="T9">
<text:s text:c="2"/>
</text:span>
</text:span>
<text:span text:style-name="Code_20_Bold">
<text:span text:style-name="T2">}</text:span>
</text:span>
</text:p>
      <text:p text:style-name="P5"/>
      <text:p text:style-name="Code"><text:span text:style-name="T16"><text:s text:c="2"/></text:span>/// Assign a numerator and a denominator, then reduce to normal form.</text:p>
      <text:p text:style-name="Code"><text:span text:style-name="T16"><text:s text:c="2"/></text:span>/// @param num numerator</text:p>
      <text:p text:style-name="Code"><text:span text:style-name="T16"><text:s text:c="2"/></text:span>/// @param den denominator</text:p>
      <text:p text:style-name="Code"><text:span text:style-name="T16"><text:s text:c="2"/></text:span>/// @pre denominator &gt; 0</text:p>
      <text:p text:style-name="Code"><text:span text:style-name="T16"><text:s text:c="2"/></text:span>void assign(int num, int den)</text:p>
      <text:p text:style-name="Code"><text:span text:style-name="T16"><text:s text:c="2"/></text:span>{</text:p>
      <text:p text:style-name="Code"><text:span text:style-name="T16"><text:s text:c="4"/></text:span>numerator = num;</text:p>
      <text:p text:style-name="Code"><text:span text:style-name="T16"><text:s text:c="4"/></text:span>denominator = den;</text:p>
      <text:p text:style-name="Code"><text:span text:style-name="T16"><text:s text:c="4"/></text:span>reduce();</text:p>
      <text:p text:style-name="Code"><text:span text:style-name="T16"><text:s text:c="2"/></text:span>}</text:p>
      <text:p text:style-name="Code"/>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p text:style-name="Code"/>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soft-page-break/>{</text:p>
      <text:p text:style-name="Code">
<text:span text:style-name="Code_20_Bold">
<text:span text:style-name="T9">
<text:s text:c="2"/>
</text:span>
</text:span>
<text:span text:style-name="Code_20_Bold">
<text:span text:style-name="T2">rational pi{1420, 452};</text:span>
</text:span>
</text:p>
      <text:p text:style-name="Code"><text:span text:style-name="T16"><text:s text:c="2"/></text:span>std::cout &lt;&lt; "pi is about " &lt;&lt; pi.numerator &lt;&lt; "/" &lt;&lt; pi.denominator &lt;&lt; '\n';</text:p>
      <text:p text:style-name="Code">}</text:p>
      <text:p text:style-name="Text_20_body">Notice the definition of the <text:span text:style-name="Code_20_Inline">pi</text:span> object. The variable takes arguments in its initializer, and those two arguments are passed to the special initializer function in the same manner as function arguments. This special member function is called a <text:change-start text:change-id="ct60763936"/><text:span text:style-name="Emphasis"><text:span text:style-name="T17">constructor</text:span></text:span><text:change-end text:change-id="ct60763936"/>.</text:p>
      <text:p text:style-name="Text_20_body">A constructor looks very much like a normal function, except that it doesn’t have a return type. Also, you can’t choose a name, but must use the type name. And then there’s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Text_20_body">The initializer list is optional. Without it, data members are left uninitialized—this is a bad thing, so don’t do it.</text:p>
      <text:p text:style-name="Text_20_body"><text:span text:style-name="Strong_20_Emphasis"><text:span text:style-name="T20">Modify the </text:span></text:span><text:change-start text:change-id="ct60763632"/><text:span text:style-name="Code_20_Bold">rational</text:span><text:change-end text:change-id="ct60763632"/><text:span text:style-name="Strong_20_Emphasis"><text:span text:style-name="T20"> type so it accepts a negative denominator.</text:span></text:span> If the denominator is negative, change it to positive, and also change the sign of the numerator. Thus, <text:span text:style-name="Code_20_Inline">rational{-710,</text:span> <text:span text:style-name="Code_20_Inline">-22</text:span><text:change-start text:change-id="ct60995616"/><text:span text:style-name="Code_20_Inline"><text:span text:style-name="T3">7</text:span></text:span><text:change-end text:change-id="ct60995616"/><text:change text:change-id="ct60995808"/><text:span text:style-name="Comment_20_Reference"><text:span text:style-name="T11"><office:annotation><dc:creator>Stefan Turalski</dc:creator><dc:date>2013-09-22T22:05:00</dc:date><text:p text:style-name="P7"><text:span text:style-name="T24">Maybe 227, as -710,-226 will be reduced to 355/113 and on the way the sign will be lost. Hence to ilustrate might be nice to start with argumenst that won’t get reduced?</text:span></text:p></office:annotation></text:span></text:span><text:span text:style-name="Code_20_Inline">}</text:span> would have the same value as <text:span text:style-name="Code_20_Inline">rational{710,</text:span> <text:span text:style-name="Code_20_Inline">22</text:span><text:change-start text:change-id="ct60883856"/><text:span text:style-name="Code_20_Inline"><text:span text:style-name="T3">7</text:span></text:span><text:change-end text:change-id="ct60883856"/><text:change text:change-id="ct60993712"/><text:span text:style-name="Code_20_Inline">}</text:span>.</text:p>
      <text:p text:style-name="Text_20_body">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29-6.</text:p>
      <text:p text:style-name="Code_20_Caption"><text:span text:style-name="T14">Listing 29-6.</text:span> Modifying the <text:span text:style-name="Code_20_Inline"><text:span text:style-name="T15">reduce</text:span></text:span> Member Function to Accept a Negative Denominator</text:p>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
<text:span text:style-name="Code_20_Bold">
<text:span text:style-name="T9">
<text:s text:c="4"/>
</text:span>
</text:span>
<text:span text:style-name="Code_20_Bold">
<text:span text:style-name="T2">if (denominator &lt; 0)</text:span>
</text:span>
</text:p>
      <text:p text:style-name="Code">
<text:span text:style-name="Code_20_Bold">
<text:span text:style-name="T9">
<text:s text:c="4"/>
</text:span>
</text:span>
<text:span text:style-name="Code_20_Bold">
<text:span text:style-name="T2">{</text:span>
</text:span>
</text:p>
      <text:p text:style-name="Code">
<text:span text:style-name="Code_20_Bold">
<text:span text:style-name="T9">
<text:s text:c="6"/>
</text:span>
</text:span>
<text:span text:style-name="Code_20_Bold">
<text:span text:style-name="T2">denominator = -denominator;</text:span>
</text:span>
</text:p>
      <text:p text:style-name="Code">
<text:span text:style-name="Code_20_Bold">
<text:span text:style-name="T9">
<text:s text:c="6"/>
</text:span>
</text:span>
<text:span text:style-name="Code_20_Bold">
<text:span text:style-name="T2">numerator = -numerator;</text:span>
</text:span>
</text:p>
      <text:p text:style-name="Code">
<text:span text:style-name="Code_20_Bold">
<text:span text:style-name="T9">
<text:s text:c="4"/>
</text:span>
</text:span>
<text:span text:style-name="Code_20_Bold">
<text:span text:style-name="T2">}</text:span>
</text:span>
</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h text:style-name="Heading_20_1" text:outline-level="1">Overloading Constructors</text:h>
      <text:p text:style-name="Body_20_Text_20_First">You can overload a constructor the same way you overload an ordinary function. All the overloaded constructors have the same name (that is, the name of the type), and they must differ in the number or type of the parameters. For example, you can add a constructor that takes a single integer argument, implicitly using 1 as the denominator.</text:p>
      <text:p text:style-name="Text_20_body"><text:soft-page-break/>You have a choice of two ways to write an overloaded constructor. You can have one constructor call another one; or you can have the constructor initialize all the members, just like the first <text:change text:change-id="ct59810416"/>constructor you wrote. To call another constructor, use the type name in the initializer list:</text:p>
      <text:p text:style-name="Code">rational(int num) : rational{num, 1} {}</text:p>
      <text:p text:style-name="Text_20_body">Or initialize each members directly:</text:p>
      <text:p text:style-name="Code">rational(int num)</text:p>
      <text:p text:style-name="Code">: numerator{num}, denominator{1}</text:p>
      <text:p text:style-name="Code">{}</text:p>
      <text:p text:style-name="Text_20_body">When you want multiple constructors to share a common behavior, delegating the work to a common constructor makes a lot of sense. For example, you can have a single constructor call <text:span text:style-name="Code_20_Inline">reduce()</text:span>, and every other constructor can <text:change-start text:change-id="ct60868768"/><text:span text:style-name="T3">c</text:span><text:change-end text:change-id="ct60868768"/>all that one constructor, thereby ensuring that no matter how you construct the <text:span text:style-name="Code_20_Inline">rational</text:span> object, you know it has been reduced.</text:p>
      <text:p text:style-name="Text_20_body">On the other hand, when denominator is 1, there is no need to call <text:span text:style-name="Code_20_Inline">reduce()</text:span>, so you might prefer the second form, initializing the data members directly. The choice is yours.</text:p>
      <text:p text:style-name="Text_20_body">A constructor that calls another constructor is known as a <text:span text:style-name="Emphasis">delegating</text:span> constructor because it delegates its work to the other constructor.</text:p>
      <text:p text:style-name="Text_20_body">I’m sure you can see many deficiencies in the current state of the <text:span text:style-name="Code_20_Inline">rational</text:span> type. It has several that you probably missed, too. Hang on<text:change-start text:change-id="ct61043632"/>;<text:change-end text:change-id="ct61043632"/><text:change text:change-id="ct60844624"/> the next exploration starts improving the type. For example, you may want to test your modification by comparing two <text:span text:style-name="Code_20_Inline">rational</text:span> objects to see if they are equal. To do so, however, you need to write a custom <text:span text:style-name="Code_20_Inline">==</text:span> operator, which is the subject of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9 </text:span>
<text:span text:style-name="MT2"></text:span>
<text:span text:style-name="MT3"> Custom Types</text:span>
</text:p>
      </style:header>
      <style:header-left style:display="false">
        <text:p text:style-name="Header">
<text:span text:style-name="MT3">CHAPTER 29 </text:span>
<text:span text:style-name="MT2"></text:span>
<text:span text:style-name="MT3"> Custom Type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3:05:00</meta:creation-date>
    <dc:creator>Ray Lischner</dc:creator>
    <dc:date>2013-10-20T12:56:36</dc:date>
    <meta:print-date>2009-03-19T10:05:00</meta:print-date>
    <meta:editing-cycles>8</meta:editing-cycles>
    <meta:editing-duration>PT26M18S</meta:editing-duration>
    <meta:generator>LibreOffice/4.0-5$Linux_X86_64 LibreOffice_project/400m0$Build-305</meta:generator>
    <meta:document-statistic meta:table-count="0" meta:image-count="0" meta:object-count="0" meta:page-count="8" meta:paragraph-count="225" meta:word-count="2384" meta:character-count="14837" meta:non-whitespace-character-count="12351"/>
    <meta:user-defined meta:name="Chapter Number">2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